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text-align="center" style:justify-single-word="false"/>
      <style:text-properties style:font-name="Georgia" fo:font-size="10.5pt" style:font-size-asian="10.5pt" style:font-size-complex="10.5pt"/>
    </style:style>
    <style:style style:name="P3" style:family="paragraph" style:parent-style-name="Standard" style:master-page-name="Standard">
      <style:paragraph-properties fo:text-align="center" style:justify-single-word="false" style:page-number="auto"/>
      <style:text-properties style:font-name="Georgia"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style:style style:name="T4" style:family="text">
      <style:text-properties fo:font-style="italic" style:text-underline-style="solid" style:text-underline-width="auto" style:text-underline-color="font-color"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ess For Success</text:p>
      <text:p text:style-name="P2"/>
      <text:p text:style-name="P1"><text:span text:style-name="T1">Read:</text:span> Ephesians 6:11-17</text:p>
      <text:p text:style-name="P1"><text:s/></text:p>
      <text:p text:style-name="P1"><text:span text:style-name="T1">Text:</text:span> Ephesians 4:22-24 "That ye put off concerning the former conversation the old man, which is corrupt according to the deceitful lusts; And be renewed in the spirit of your mind; And that ye put on the new man, which after God is created in righteousness and true holiness."</text:p>
      <text:p text:style-name="P1"/>
      <text:p text:style-name="P1"><text:span text:style-name="T1">Introduction:</text:span> Why do you think that many companies provide uniforms for their employees? Some reasons may be to quickly identify who is where and why they are there (flight deck uniforms on an aircraft carrier). Others may be to fulfill a requirement for specific safety stand-ards (fire retardant materials or snag resistance). Sometimes a uniform assures that everyone is neat and decent. I want my choice of attire to reflect what I am and what I do. With many preachers of today it is hard to determine what they are from their clothing.</text:p>
      <text:p text:style-name="P1"/>
      <text:p text:style-name="P1"><text:span text:style-name="T1">I. This armor won’t fit with your old armor.</text:span> The first thing that our text tells us is to do is to put off the old man (old armor). God has tailored His armor to fit us perfectly. It will not fit over any other clothing nor will it work as an accessory to your old armor. There is a danger in the church when we try to use Gods gifts with the world’s ways. Many of today’s ministries are a mix of Biblical truth and secular methods. I heard a preacher on TV say that about 90% of those who accept Christ cannot be found in church. They said the sinner's prayer but failed to follow up. I wondered why this happens. Could it be that we have simplified the salvation experience. In our attempt to reach people we have made salvation seem like a one stop, quick fix solution to all the problems of the world. The lost are not called <text:s/>to a life of sacrifice but seek a life of ease. We have marketed salvation like a vacation package instead of a call to lay down your life. Jim Elliott did not go to the jungles of Ecuador to get a good tan; when he was warned about the danger he replied this way: “A man is no fool to give up what he cannot keep to gain what he can’t lose.”<text:tab/><text:tab/><text:tab/><text:tab/><text:tab/><text:tab/><text:tab/><text:tab/><text:tab/></text:p>
      <text:p text:style-name="P1"><text:span text:style-name="T1">II. Partial armor is unacceptable.</text:span> Ephesians 6:11 tells us to put on the <text:span text:style-name="T2">whole</text:span> armor of God. We do not have the option to wear only the parts that we want to. Do you remember the first time that David wore armor? He was preparing to face Goliath and Saul gave him a set of armor. This is what David said about the armor: “I cannot go with these; for I have not proved them.” In today’s English that would read: “I cannot wear these because they were not made for me and I am not used to them.” Each soldier had armor that was made just for him and even then he had to learn to fight while wearing it. It takes time to put this armor on and lots of time to learn how to use it. It may seem that it is too hard and that something else will work as well but God knows exactly what we need even when we do not understand it all. When we need strength He sends a heavy burden. When we need faith He places us in an impossible situation. When we need rest He sends weariness. We cannot learn to be a soldier without some cuts and bruises. A real soldier has scars from training as well as scars from battle.</text:p>
      <text:p text:style-name="P1"/>
      <text:p text:style-name="P1"><text:span text:style-name="T1">III. Every piece is necessary because the weapons of the enemy are formidable.</text:span> <text:s/>Satan is not a wrestler who just wants to wrestle for a better score than you. He is your enemy who wants to destroy you. Paul describes our enemy as one who is powerful, sneaky, a leader of evilness, and a wicked one. He is the thrower of fiery darts.</text:p>
      <text:p text:style-name="P1"><text:s text:c="2"/>With such a foe <text:span text:style-name="T4">we cannot afford to not be properly attired</text:span>. To be dressed for success on the battlefield is to put on the whole armor of God. Truth must adorn our loins. Our heart must be protected by the breast-plate of righteousness. The peace of the gospel must be worn on our feet and we cannot fight without shielding ourselves with faith. Last of the armor listed is the helmet of salvation. It is critical to remember the importance of salvation. No matter how far you go with Christ; salvation is the thing that identifies us with Christ. It is the difference between the professional soldier and one who fights for his family, his country, and His God.</text:p>
      <text:p text:style-name="P1"/>
      <text:p text:style-name="P1"><text:span text:style-name="T1">Conclude:</text:span> Are you ready to do battle? Are you dressed for it? Do you expect the battle to be with feather pillows or are you ready to face death? The swords are not plastic, the bullets are not blanks, and the armor is heavy.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Dress For Success</dc:title>
    <meta:initial-creator>Joel Tice</meta:initial-creator>
    <meta:creation-date>2007-09-29T21:41:00</meta:creation-date>
    <dc:creator>Joel Tice</dc:creator>
    <dc:date>2019-10-19T20:22:31.88</dc:date>
    <meta:editing-cycles>9</meta:editing-cycles>
    <meta:editing-duration>P1DT14H35M53S</meta:editing-duration>
    <meta:generator>OpenOffice/4.1.3$Win32 OpenOffice.org_project/413m1$Build-9783</meta:generator>
    <meta:printed-by>Joel Tice</meta:printed-by>
    <meta:print-date>2019-10-19T20:22:08.11</meta:print-date>
    <meta:document-statistic meta:table-count="0" meta:image-count="0" meta:object-count="0" meta:page-count="1" meta:paragraph-count="10" meta:word-count="832" meta:character-count="4365"/>
  </office:meta>
</office:document-meta>
</file>